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style:font-name="Arial2" fo:font-size="12pt" style:font-size-asian="12pt" style:font-size-complex="12pt"/>
    </style:style>
    <style:style style:name="P2" style:family="paragraph" style:parent-style-name="Default_20_Text" style:list-style-name="">
      <style:paragraph-properties fo:margin-left="0cm" fo:margin-right="0cm" fo:text-align="start" style:justify-single-word="false" fo:text-indent="0cm" style:auto-text-indent="false" style:text-autospace="none" style:vertical-align="auto" style:writing-mode="lr-tb"/>
      <style:text-properties style:font-name="Arial2" fo:font-size="12pt" fo:language="es" fo:country="ES" fo:font-weight="bold" style:font-size-asian="12pt" style:language-asian="ar" style:country-asian="SA" style:font-weight-asian="bold" style:font-name-complex="Times New Roman" style:font-size-complex="12pt" style:language-complex="ar" style:country-complex="SA" style:font-weight-complex="bold"/>
    </style:style>
    <style:style style:name="P3" style:family="paragraph" style:parent-style-name="Default_20_Text" style:list-style-name="">
      <style:paragraph-properties fo:margin-left="0cm" fo:margin-right="0cm" fo:text-align="start" style:justify-single-word="false" fo:text-indent="0cm" style:auto-text-indent="false" style:text-autospace="none" style:vertical-align="auto" style:writing-mode="lr-tb"/>
      <style:text-properties style:font-name="Arial2" fo:font-size="12pt" fo:language="es" fo:country="ES" style:font-size-asian="12pt" style:language-asian="ar" style:country-asian="SA" style:font-name-complex="Times New Roman" style:font-size-complex="12pt" style:language-complex="ar" style:country-complex="SA"/>
    </style:style>
    <style:style style:name="P4" style:family="paragraph" style:parent-style-name="Default_20_Text" style:list-style-name="">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002cm solid #000000" style:text-autospace="none" style:vertical-align="auto" style:writing-mode="lr-tb"/>
      <style:text-properties style:font-name="Arial2" fo:font-size="12pt" fo:language="es" fo:country="ES" style:font-size-asian="12pt" style:language-asian="ar" style:country-asian="SA" style:font-name-complex="Times New Roman" style:font-size-complex="12pt" style:language-complex="ar" style:country-complex="SA"/>
    </style:style>
    <style:style style:name="P5" style:family="paragraph" style:parent-style-name="Default_20_Text" style:list-style-name="">
      <style:paragraph-properties fo:margin-left="0cm" fo:margin-right="0cm" fo:margin-top="0cm" fo:margin-bottom="0.353cm" fo:line-height="115%" fo:text-align="start" style:justify-single-word="false" fo:text-indent="0cm" style:auto-text-indent="false" style:text-autospace="ideograph-alpha" style:vertical-align="auto" style:writing-mode="lr-tb"/>
      <style:text-properties style:font-name="Calibri" fo:font-size="11pt" fo:language="es" fo:country="MX" style:font-name-asian="Times New Roman" style:font-size-asian="11pt" style:language-asian="es" style:country-asian="MX" style:font-name-complex="Calibri" style:font-size-complex="11pt" style:language-complex="ar" style:country-complex="SA"/>
    </style:style>
    <style:style style:name="P6" style:family="paragraph" style:parent-style-name="Default_20_Text" style:list-style-name="">
      <style:paragraph-properties fo:margin-left="0cm" fo:margin-right="0cm" fo:margin-top="0cm" fo:margin-bottom="0.353cm" fo:line-height="115%" fo:text-align="start" style:justify-single-word="false" fo:text-indent="0cm" style:auto-text-indent="false" style:vertical-align="auto" style:writing-mode="lr-tb"/>
    </style:style>
    <style:style style:name="P7" style:family="paragraph" style:parent-style-name="Default_20_Text" style:list-style-name="">
      <style:paragraph-properties fo:margin-left="0cm" fo:margin-right="0cm" fo:margin-top="0cm" fo:margin-bottom="0.353cm" fo:line-height="115%" fo:text-align="start" style:justify-single-word="false" fo:text-indent="0cm" style:auto-text-indent="false" style:text-autospace="none" style:vertical-align="auto" style:writing-mode="lr-tb"/>
      <style:text-properties fo:color="#000000" style:font-name="Arial2" fo:font-size="12pt" fo:language="es" fo:country="MX" style:text-underline-style="solid" style:text-underline-width="auto" style:text-underline-color="font-color" fo:font-weight="bold" style:font-name-asian="Times New Roman" style:font-size-asian="12pt" style:language-asian="es" style:country-asian="MX" style:font-weight-asian="bold" style:font-name-complex="Arial1" style:font-size-complex="12pt" style:language-complex="ar" style:country-complex="SA" style:font-weight-complex="bold"/>
    </style:style>
    <style:style style:name="P8" style:family="paragraph" style:parent-style-name="Default_20_Text" style:list-style-name="">
      <style:paragraph-properties fo:margin-left="0cm" fo:margin-right="0cm" fo:margin-top="0cm" fo:margin-bottom="0.353cm" fo:line-height="115%" fo:text-align="start" style:justify-single-word="false" fo:text-indent="0cm" style:auto-text-indent="false" style:text-autospace="none" style:vertical-align="auto" style:writing-mode="lr-tb"/>
      <style:text-properties style:font-name="Arial2" fo:font-size="12pt" fo:language="es" fo:country="MX" style:font-name-asian="Times New Roman" style:font-size-asian="12pt" style:language-asian="es" style:country-asian="MX" style:font-name-complex="Calibri" style:font-size-complex="12pt" style:language-complex="ar" style:country-complex="SA"/>
    </style:style>
    <style:style style:name="P9" style:family="paragraph" style:parent-style-name="Default_20_Text" style:list-style-name="">
      <style:paragraph-properties fo:margin-left="0cm" fo:margin-right="0cm" fo:margin-top="0cm" fo:margin-bottom="0.353cm" fo:line-height="115%" fo:text-align="start" style:justify-single-word="false" fo:text-indent="0cm" style:auto-text-indent="false" style:text-autospace="none" style:vertical-align="auto" style:writing-mode="lr-tb"/>
      <style:text-properties style:font-name="Arial2" fo:font-size="12pt" fo:language="es" fo:country="MX" style:text-underline-style="solid" style:text-underline-width="auto" style:text-underline-color="font-color" fo:font-weight="bold" style:font-name-asian="Times New Roman" style:font-size-asian="12pt" style:language-asian="es" style:country-asian="MX" style:font-weight-asian="bold" style:font-name-complex="Calibri" style:font-size-complex="12pt" style:language-complex="ar" style:country-complex="SA" style:font-weight-complex="bold"/>
    </style:style>
    <style:style style:name="P10" style:family="paragraph" style:parent-style-name="Default_20_Text" style:list-style-name="">
      <style:paragraph-properties fo:margin-left="0cm" fo:margin-right="0cm" fo:margin-top="0cm" fo:margin-bottom="0.353cm" fo:line-height="115%" fo:text-align="start" style:justify-single-word="false" fo:text-indent="0cm" style:auto-text-indent="false" fo:padding-left="0cm" fo:padding-right="0cm" fo:padding-top="0cm" fo:padding-bottom="0.035cm" fo:border-left="none" fo:border-right="none" fo:border-top="none" fo:border-bottom="0.088cm solid #000000" style:text-autospace="ideograph-alpha" style:vertical-align="auto" style:writing-mode="lr-tb"/>
      <style:text-properties style:font-name="Calibri" fo:font-size="11pt" fo:language="es" fo:country="MX" style:font-name-asian="Times New Roman" style:font-size-asian="11pt" style:language-asian="es" style:country-asian="MX" style:font-name-complex="Calibri" style:font-size-complex="11pt" style:language-complex="ar" style:country-complex="SA"/>
    </style:style>
    <style:style style:name="P11" style:family="paragraph" style:parent-style-name="Default_20_Text" style:list-style-name="">
      <style:paragraph-properties fo:margin-left="0cm" fo:margin-right="0cm" fo:margin-top="0cm" fo:margin-bottom="0.353cm" fo:line-height="115%" fo:text-align="start" style:justify-single-word="false" fo:text-indent="0cm" style:auto-text-indent="false" fo:padding-left="0cm" fo:padding-right="0cm" fo:padding-top="0cm" fo:padding-bottom="0.035cm" fo:border-left="none" fo:border-right="none" fo:border-top="none" fo:border-bottom="0.088cm solid #000000" style:text-autospace="none" style:vertical-align="auto" style:writing-mode="lr-tb"/>
      <style:text-properties style:font-name="Arial2" fo:font-size="12pt" fo:language="es" fo:country="MX" style:font-name-asian="Times New Roman" style:font-size-asian="12pt" style:language-asian="es" style:country-asian="MX" style:font-name-complex="Calibri" style:font-size-complex="12pt" style:language-complex="ar" style:country-complex="SA"/>
    </style:style>
    <style:style style:name="P12" style:family="paragraph" style:parent-style-name="Default_20_Text" style:list-style-name="">
      <style:paragraph-properties fo:margin-left="0cm" fo:margin-right="0cm" fo:margin-top="0cm" fo:margin-bottom="0.353cm" fo:line-height="115%" fo:text-align="start" style:justify-single-word="false" fo:text-indent="0cm" style:auto-text-indent="false" fo:padding-left="0cm" fo:padding-right="0cm" fo:padding-top="0cm" fo:padding-bottom="0.035cm" fo:border-left="none" fo:border-right="none" fo:border-top="none" fo:border-bottom="0.035cm solid #000000" style:vertical-align="auto" style:writing-mode="lr-tb"/>
    </style:style>
    <style:style style:name="P13" style:family="paragraph" style:parent-style-name="Default_20_Text" style:list-style-name="">
      <style:paragraph-properties fo:margin-left="0cm" fo:margin-right="0cm" fo:margin-top="0cm" fo:margin-bottom="0.353cm" fo:line-height="115%" fo:text-align="start" style:justify-single-word="false" fo:text-indent="0cm" style:auto-text-indent="false" fo:padding-left="0cm" fo:padding-right="0cm" fo:padding-top="0cm" fo:padding-bottom="0.035cm" fo:border-left="none" fo:border-right="none" fo:border-top="none" fo:border-bottom="0.035cm solid #000000" style:text-autospace="ideograph-alpha" style:vertical-align="auto" style:writing-mode="lr-tb"/>
      <style:text-properties style:font-name="Calibri" fo:font-size="11pt" fo:language="es" fo:country="MX" style:font-name-asian="Times New Roman" style:font-size-asian="11pt" style:language-asian="es" style:country-asian="MX" style:font-name-complex="Calibri" style:font-size-complex="11pt" style:language-complex="ar" style:country-complex="SA"/>
    </style:style>
    <style:style style:name="P14" style:family="paragraph" style:parent-style-name="Default_20_Text" style:list-style-name="">
      <style:paragraph-properties fo:margin-left="0cm" fo:margin-right="0cm" fo:margin-top="0cm" fo:margin-bottom="0.353cm" fo:line-height="115%" fo:text-align="start" style:justify-single-word="false" fo:text-indent="0cm" style:auto-text-indent="false" fo:padding-left="0cm" fo:padding-right="0cm" fo:padding-top="0cm" fo:padding-bottom="0.035cm" fo:border-left="none" fo:border-right="none" fo:border-top="none" fo:border-bottom="0.035cm solid #000000" style:text-autospace="none" style:vertical-align="auto" style:writing-mode="lr-tb"/>
      <style:text-properties style:font-name="Calibri" fo:font-size="11pt" fo:language="es" fo:country="MX" style:font-name-asian="Times New Roman" style:font-size-asian="11pt" style:language-asian="es" style:country-asian="MX" style:font-name-complex="Calibri" style:font-size-complex="11pt" style:language-complex="ar" style:country-complex="SA"/>
    </style:style>
    <style:style style:name="P15" style:family="paragraph" style:parent-style-name="Default_20_Text" style:list-style-name="">
      <style:paragraph-properties fo:margin-left="0cm" fo:margin-right="0cm" fo:margin-top="0cm" fo:margin-bottom="0.353cm" fo:line-height="115%" fo:text-align="start" style:justify-single-word="false" fo:text-indent="0cm" style:auto-text-indent="false" fo:padding-left="0cm" fo:padding-right="0cm" fo:padding-top="0cm" fo:padding-bottom="0.035cm" fo:border-left="none" fo:border-right="none" fo:border-top="none" fo:border-bottom="0.035cm solid #000000" style:text-autospace="none" style:vertical-align="auto" style:writing-mode="lr-tb"/>
      <style:text-properties fo:color="#000000" style:font-name="Arial2" fo:font-size="12pt" fo:language="es" fo:country="MX" style:font-name-asian="Arial1" style:font-size-asian="12pt" style:language-asian="es" style:country-asian="MX" style:font-name-complex="Arial1" style:font-size-complex="12pt" style:language-complex="ar" style:country-complex="SA"/>
    </style:style>
    <style:style style:name="P16" style:family="paragraph" style:parent-style-name="Default_20_Text" style:list-style-name="">
      <style:paragraph-properties fo:margin-left="0cm" fo:margin-right="0cm" fo:margin-top="0cm" fo:margin-bottom="0.353cm" fo:line-height="115%" fo:text-align="start" style:justify-single-word="false" fo:text-indent="0cm" style:auto-text-indent="false" fo:break-before="page" style:text-autospace="ideograph-alpha" style:vertical-align="auto" style:writing-mode="lr-tb"/>
      <style:text-properties style:font-name="Calibri" fo:font-size="11pt" fo:language="es" fo:country="MX" style:font-name-asian="Times New Roman" style:font-size-asian="11pt" style:language-asian="es" style:country-asian="MX" style:font-name-complex="Calibri" style:font-size-complex="11pt" style:language-complex="ar" style:country-complex="SA"/>
    </style:style>
    <style:style style:name="P17" style:family="paragraph" style:parent-style-name="Default_20_Text">
      <style:paragraph-properties fo:margin-left="0cm" fo:margin-right="0cm" fo:text-indent="0cm" style:auto-text-indent="false" fo:break-before="page"/>
      <style:text-properties fo:color="#000000" style:font-name="Arial2" fo:font-size="12pt" fo:language="es" fo:country="MX" style:text-underline-style="solid" style:text-underline-width="auto" style:text-underline-color="font-color" fo:font-weight="bold" style:font-name-asian="Times New Roman" style:font-size-asian="12pt" style:language-asian="es" style:country-asian="MX" style:font-weight-asian="bold" style:font-name-complex="Calibri" style:font-size-complex="12pt" style:language-complex="ar" style:country-complex="SA" style:font-weight-complex="bold"/>
    </style:style>
    <style:style style:name="P18" style:family="paragraph" style:parent-style-name="Default_20_Text">
      <style:paragraph-properties fo:margin-left="0cm" fo:margin-right="0cm" fo:text-indent="0cm" style:auto-text-indent="false"/>
      <style:text-properties style:font-name="Arial2" fo:font-size="12pt" fo:language="es" fo:country="MX" style:font-name-asian="Times New Roman" style:font-size-asian="12pt" style:language-asian="es" style:country-asian="MX" style:font-name-complex="Calibri" style:font-size-complex="12pt" style:language-complex="ar" style:country-complex="SA"/>
    </style:style>
    <style:style style:name="P19" style:family="paragraph" style:parent-style-name="Default_20_Text">
      <style:paragraph-properties fo:padding="0.074cm" fo:border-left="none" fo:border-right="none" fo:border-top="none" fo:border-bottom="0.002cm solid #000000" style:join-border="false"/>
      <style:text-properties style:font-name="Arial2" fo:font-size="12pt" style:font-size-asian="12pt" style:font-size-complex="12pt"/>
    </style:style>
    <style:style style:name="T1" style:family="text">
      <style:text-properties fo:font-size="12pt" fo:language="es" fo:country="ES" style:font-size-asian="12pt" style:language-asian="ar" style:country-asian="SA" style:font-name-complex="Times New Roman" style:font-size-complex="12pt" style:language-complex="ar" style:country-complex="SA"/>
    </style:style>
    <style:style style:name="T2" style:family="text">
      <style:text-properties fo:language="es" fo:country="ES" style:language-asian="ar" style:country-asian="SA" style:font-name-complex="Times New Roman" style:language-complex="ar" style:country-complex="SA"/>
    </style:style>
    <style:style style:name="T3" style:family="text">
      <style:text-properties fo:color="#000000" style:font-name="Arial1" fo:font-size="10pt" style:font-size-asian="10pt" style:font-name-complex="Arial1" style:font-size-complex="10pt"/>
    </style:style>
    <style:style style:name="T4" style:family="text">
      <style:text-properties fo:color="#000000" style:font-name="Arial1" fo:font-size="10pt" style:font-name-asian="Arial1" style:font-size-asian="10pt" style:font-name-complex="Arial1" style:font-size-complex="10pt"/>
    </style:style>
    <style:style style:name="T5" style:family="text">
      <style:text-properties fo:color="#000000" style:font-name="Arial1" fo:font-size="10pt" fo:language="es" fo:country="MX" style:font-name-asian="Arial1" style:font-size-asian="10pt" style:language-asian="es" style:country-asian="MX" style:font-name-complex="Arial1" style:font-size-complex="10pt" style:language-complex="ar" style:country-complex="SA"/>
    </style:style>
    <style:style style:name="T6" style:family="text">
      <style:text-properties fo:color="#000000" style:font-name="Arial1" fo:font-size="10pt" fo:language="es" fo:country="MX" style:font-name-asian="Times New Roman" style:font-size-asian="10pt" style:language-asian="es" style:country-asian="MX" style:font-name-complex="Arial1" style:font-size-complex="10pt" style:language-complex="ar" style:country-complex="SA"/>
    </style:style>
    <style:style style:name="T7" style:family="text">
      <style:text-properties fo:color="#000000" fo:font-size="10pt" style:font-size-asian="10pt" style:font-name-complex="Arial1" style:font-size-complex="10pt"/>
    </style:style>
    <style:style style:name="T8" style:family="text">
      <style:text-properties fo:color="#000000" fo:font-size="10pt" style:font-name-asian="Arial1" style:font-size-asian="10pt" style:font-name-complex="Arial1" style:font-size-complex="10pt"/>
    </style:style>
    <style:style style:name="T9" style:family="text">
      <style:text-properties fo:color="#000000" fo:font-size="10pt" fo:language="es" fo:country="MX" style:font-name-asian="Arial1" style:font-size-asian="10pt" style:language-asian="es" style:country-asian="MX" style:font-name-complex="Arial1" style:font-size-complex="10pt" style:language-complex="ar" style:country-complex="SA"/>
    </style:style>
    <style:style style:name="T10" style:family="text">
      <style:text-properties fo:color="#000000" fo:font-size="10pt" fo:language="es" fo:country="MX" style:font-name-asian="Times New Roman" style:font-size-asian="10pt" style:language-asian="es" style:country-asian="MX" style:font-name-complex="Arial1" style:font-size-complex="10pt" style:language-complex="ar" style:country-complex="SA"/>
    </style:style>
    <style:style style:name="T11" style:family="text">
      <style:text-properties fo:color="#000000" style:font-name="Arial2" fo:font-size="10pt" style:font-size-asian="10pt" style:font-name-complex="Arial1" style:font-size-complex="10pt"/>
    </style:style>
    <style:style style:name="T12" style:family="text">
      <style:text-properties fo:color="#000000" style:font-name="Arial2" fo:font-size="10pt" style:font-name-asian="Arial1" style:font-size-asian="10pt" style:font-name-complex="Arial1" style:font-size-complex="10pt"/>
    </style:style>
    <style:style style:name="T13" style:family="text">
      <style:text-properties fo:color="#000000" style:font-name="Arial2" fo:font-size="10pt" fo:language="es" fo:country="MX" style:font-name-asian="Arial1" style:font-size-asian="10pt" style:language-asian="es" style:country-asian="MX" style:font-name-complex="Arial1" style:font-size-complex="10pt" style:language-complex="ar" style:country-complex="SA"/>
    </style:style>
    <style:style style:name="T14" style:family="text">
      <style:text-properties fo:color="#000000" style:font-name="Arial2" fo:font-size="10pt" fo:language="es" fo:country="MX" style:font-name-asian="Times New Roman" style:font-size-asian="10pt" style:language-asian="es" style:country-asian="MX" style:font-name-complex="Arial1" style:font-size-complex="10pt" style:language-complex="ar" style:country-complex="SA"/>
    </style:style>
    <style:style style:name="T15" style:family="text">
      <style:text-properties fo:color="#000000" style:font-name="Arial2" style:font-name-complex="Arial1"/>
    </style:style>
    <style:style style:name="T16" style:family="text">
      <style:text-properties fo:color="#000000" style:font-name="Arial2" style:font-name-asian="Arial1" style:font-name-complex="Arial1"/>
    </style:style>
    <style:style style:name="T17" style:family="text">
      <style:text-properties fo:color="#000000" style:font-name="Arial2" fo:language="es" fo:country="MX" style:font-name-asian="Arial1" style:language-asian="es" style:country-asian="MX" style:font-name-complex="Arial1" style:language-complex="ar" style:country-complex="SA"/>
    </style:style>
    <style:style style:name="T18" style:family="text">
      <style:text-properties fo:color="#000000" style:font-name="Arial2" fo:language="es" fo:country="MX" style:font-name-asian="Times New Roman" style:language-asian="es" style:country-asian="MX" style:font-name-complex="Arial1" style:language-complex="ar" style:country-complex="SA"/>
    </style:style>
    <style:style style:name="T19" style:family="text">
      <style:text-properties fo:color="#000000" style:font-name="Arial2" fo:font-size="12pt" style:font-size-asian="12pt" style:font-name-complex="Arial1" style:font-size-complex="12pt"/>
    </style:style>
    <style:style style:name="T20" style:family="text">
      <style:text-properties fo:color="#000000" style:font-name="Arial2" fo:font-size="12pt" style:font-name-asian="Arial1" style:font-size-asian="12pt" style:font-name-complex="Arial1" style:font-size-complex="12pt"/>
    </style:style>
    <style:style style:name="T21" style:family="text">
      <style:text-properties fo:color="#000000" style:font-name="Arial2" fo:font-size="12pt" fo:language="es" fo:country="MX" style:font-name-asian="Arial1" style:font-size-asian="12pt" style:language-asian="es" style:country-asian="MX" style:font-name-complex="Arial1" style:font-size-complex="12pt" style:language-complex="ar" style:country-complex="SA"/>
    </style:style>
    <style:style style:name="T22" style:family="text">
      <style:text-properties fo:color="#000000" style:font-name="Arial2" fo:font-size="12pt" fo:language="es" fo:country="MX" style:font-name-asian="Times New Roman" style:font-size-asian="12pt" style:language-asian="es" style:country-asian="MX" style:font-name-complex="Arial1" style:font-size-complex="12pt" style:language-complex="ar" style:country-complex="SA"/>
    </style:style>
    <style:style style:name="T23" style:family="text">
      <style:text-properties fo:color="#000000" style:font-name="Arial2" fo:font-size="12pt" fo:language="es" fo:country="MX" fo:font-weight="bold" style:font-name-asian="Times New Roman" style:font-size-asian="12pt" style:language-asian="es" style:country-asian="MX" style:font-weight-asian="bold" style:font-name-complex="Arial1" style:font-size-complex="12pt" style:language-complex="ar" style:country-complex="SA" style:font-weight-complex="bold"/>
    </style:style>
    <style:style style:name="T24" style:family="text">
      <style:text-properties fo:color="#000000" style:font-name="Arial2" fo:font-size="12pt" fo:language="es" fo:country="MX" style:text-underline-style="solid" style:text-underline-width="auto" style:text-underline-color="font-color" fo:font-weight="bold" style:font-name-asian="Times New Roman" style:font-size-asian="12pt" style:language-asian="es" style:country-asian="MX" style:font-weight-asian="bold" style:font-name-complex="Arial1" style:font-size-complex="12pt" style:language-complex="ar" style:country-complex="SA" style:font-weight-complex="bold"/>
    </style:style>
    <style:style style:name="T25" style:family="text">
      <style:text-properties fo:color="#000000" style:font-name="Arial2" fo:font-size="12pt" fo:language="es" fo:country="MX" style:text-underline-style="solid" style:text-underline-width="auto" style:text-underline-color="font-color" style:font-name-asian="Times New Roman" style:font-size-asian="12pt" style:language-asian="es" style:country-asian="MX" style:font-name-complex="Arial1" style:font-size-complex="12pt" style:language-complex="ar" style:country-complex="SA"/>
    </style:style>
    <style:style style:name="T26" style:family="text">
      <style:text-properties fo:color="#000000" style:font-name="Arial2" fo:font-size="12pt" fo:font-weight="bold" style:font-size-asian="12pt" style:font-weight-asian="bold" style:font-name-complex="Arial1" style:font-size-complex="12pt" style:font-weight-complex="bold"/>
    </style:style>
    <style:style style:name="T27" style:family="text">
      <style:text-properties fo:color="#000000" style:font-name="Arial2"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8" style:family="text">
      <style:text-properties fo:color="#000000" style:font-name="Arial2" fo:font-size="12pt" style:text-underline-style="solid" style:text-underline-width="auto" style:text-underline-color="font-color" style:font-size-asian="12pt" style:font-name-complex="Arial1" style:font-size-complex="12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0">Misión:</text:span> ofrecer a nuestros clientes productos de gran satisfacción, calidad y desarrollo en la fabricación e instalación de muros móviles sonoaislantes, así como brindar el servicio, atención y calidez de nuestra organización para ustedes.</text:p>
      <text:p text:style-name="P1"/>
      <text:p text:style-name="P1"><text:span text:style-name="T30">Visión:</text:span> expandir nuestras expectativas de diseños, para ofrecer una mejor alternativa a sus necesidades y requerimientos, siempre con la calidad que nos identifica, así como la entrega de nuestros productos en tiempo y servicio ofrecido.</text:p>
      <text:p text:style-name="P1"/>
      <text:p text:style-name="P19"/>
      <text:p text:style-name="P1"><text:span text:style-name="T2"/></text:p>
      <text:p text:style-name="P2">¿QUE ES ACUSTIMUROS?</text:p>
      <text:p text:style-name="P3">Acustimuros es una empresa con años de amplia experiencia dedicados a la fabricación e instalación de muros móviles sonoaislantes para la división y optimización de espacios en la hotelería y centros de convenciones.</text:p>
      <text:p text:style-name="P3"/>
      <text:p text:style-name="P4">Es un equipo de trabajo comprometido con la calidad de nuestro producto, la excelencia en el servicio y por ende la entera satisfacción del cliente.</text:p>
      <text:p text:style-name="P3"/>
      <text:p text:style-name="P2">NUESTRA HISTORIA</text:p>
      <text:p text:style-name="P3">ACUSTIMUROS S.A. de C.V. fue fundada el 9 de febrero de 1992, nos dedicamos a la comercialización de estos paneles desde hace 20 años. Para el día de hoy, somos una empresa mexicana que además de contar con presencia en todo el país, exporta a países de Centroamérica y el Caribe. Nuestros principales clientes son los Hoteles, Universidades, Salones de eventos y la industria en general.</text:p>
      <text:p text:style-name="P4"/>
      <text:p text:style-name="P4">ACUSTIMUROS, promete seguir creciendo como le ha hecho hasta ahora gracias a nuestros clientes, eficiencia y la alta calidad en nuestros productos que nos distingue como una empresa líder en el ramo.</text:p>
      <text:p text:style-name="P1"/>
      <text:p text:style-name="P1"/>
      <text:p text:style-name="P1"/>
      <text:p text:style-name="P17">Metalmovil 1000 </text:p>
      <text:p text:style-name="P18"/>
      <text:p text:style-name="P18">Es un producto más de la empresa Acustimuros, el cual tiene como característica principal el bloqueo de acceso de una zona a otra con la ventaja de visualizar lo que está pasando entre los espacios que están siendo divididos por este muro.</text:p>
      <text:p text:style-name="P8">Metalmovil 1000 funciona de igual forma que lo hace el modelo Acustiflex 1100 en cuanto al sistema de suspensión, mecanismo de sellos y machimbre entre paneles; solo que éste no tiene la capacidad de ser sonoaislante ya que no posee los elementos que lo definan como acústico; en vez de ello el terminado del panel que conforma el muro Metalmovil 1000 es una lamina de acero al carbón con orificios de 1/8” permitiendo así la perfecta visión entre las áreas divididas por este producto.</text:p>
      <text:p text:style-name="P8">Algunas salas de cine, entre ellas las del grupo Cinepolis, empresa reconocida nacional e internacionalmente han utilizado este tipo de muro para dividir el espacio correspondiente entre el lobby del cine y el espacio público de la plaza para evitar el paso de la gente antes de que las salas sean abiertas para su ingreso. Entre sus salas divididas con este modelo se encuentran <text:s/>León, Aguascalientes, Mexicali, Cd. Juárez y Guatemala en el extranjero por mencionar algunas.</text:p>
      <text:p text:style-name="P11">Así, nos enorgullecemos en presentarle a usted una alternativa más para dividir espacios y darles un óptimo uso, donde el factor acústico no sea requerido.</text:p>
      <text:p text:style-name="P11"/>
      <text:p text:style-name="P5"><text:span text:style-name="apple-style-span"><text:span text:style-name="T27">Portable 850 </text:span></text:span></text:p>
      <text:p text:style-name="P5"><text:span text:style-name="apple-style-span"><text:span text:style-name="T19">Características: El panel portable 850 o desmontable es un producto ideal para una altura entre 2.4 m a 3 m y que cumple con las necesidades de dividir áreas para pequeñas reuniones, salas de juntas, cubículos de exhibición, formación de ingresos o creación de pasillos a un recinto de gran capacidad entre otras. Este modelo no tiene gran capacidad de aislamiento acústico, pero tiene la ventaja de poder ser desmontado y trasladado a una bodega destinada para su almacenamiento, ya que a diferencia del modelo 1100, donde se requiere de un riel de posicionamiento, uno de traslado y uno para el guardado de los paneles; el riel o canal de este modelo de igual manera va empotrado en el plafón o fijado directamente a la loza o trabe, y puede ir colocado en cualquier área que se vaya a dividir siempre y cuando tenga con exactitud la misma altura, pero sin la necesidad de un riel adicional para el traslado y guardado de los módulos que conforman el muro.</text:span></text:span></text:p>
      <text:p text:style-name="P5"><text:span text:style-name="apple-style-span"><text:span text:style-name="T19"/></text:span></text:p>
      <text:p text:style-name="P5"><text:span text:style-name="apple-style-span"><text:span text:style-name="T19">Armado: El armazón de los paneles o módulos que conforman el muro es de tubular con un calibre de 18 pulgadas y en su interior lleva una capa de polietileno, así como sus respectivos travesaños de fierro que le dan rigidez al marco del panel; las caras de este son de triplay y el terminado es similar al modelo 1100 ya que lleva una capa de peeler de 6 mm para dar un aspecto abullonado y posteriormente el terminado en tela tramada. El modelo portable 850 tiene un peso de 20 kg por metro cuadrado con sujetadores intercostales que ensamblan los paneles de 1.2 m de ancho y un espesor por módulo de una pulgada y un cuarto.</text:span></text:span></text:p>
      <text:p text:style-name="P10"><text:span text:style-name="apple-style-span"><text:span text:style-name="T19">De fácil desmontaje y transportación, el modelo portable 850 es una opción más que la empresa Acustimuros S.A. de C.V. pone a sus órdenes para dividir sus recintos.</text:span></text:span></text:p>
      <text:p text:style-name="P5"><text:span text:style-name="apple-style-span"><text:span text:style-name="T20"/></text:span></text:p>
      <text:p text:style-name="P5"><text:span text:style-name="apple-style-span"><text:span text:style-name="T27">Acustiflex 1100</text:span></text:span></text:p>
      <text:p text:style-name="P5"><text:span text:style-name="apple-style-span"><text:span text:style-name="T19">Características: El panel Acustiflex modelo 1100 está formado por un armazón de acero tubular calibre 18 protegido con pintura anticorrosiva rígidamente soldado y ensamblado con travesaños a cada 60 cm por ambos lados. Las paredes de dicho panel están formadas con MDF de 1/2 pulgada importado y una capa de 3 pulgadas de lana mineral para lograr una barrera efectiva al sonido de entre 46 y 48 dB dependiendo de los acabados del salón que se vaya a dividir. El sistema de sello de cada panel se logra mediante un par de lengüetas retractiles superior e inferior accionadas por una barra y resortes de empuje que se accionan en el canto del panel con un maneral de una forma simple y práctica. El área de contacto entre paneles (ensamblado) se logra mediante un machimbre de aluminio profundo coadyuvando por un lado al sellado para impedir el paso del sonido <text:s/>y por otro darle rigidez al conjunto de paneles que conforman el muro.</text:span></text:span></text:p>
      <text:p text:style-name="P5"><text:span text:style-name="apple-style-span"><text:span text:style-name="T19">El acabado del muro es de tela tramada 100% acrílica y debajo de esta lleva una capa de hule espuma (peeler) de 6 mm para ayudar el aislamiento acústico así como darle un aspecto abullonado a la cara del panel (Norma ASTM-E84), por último lleva un guardapolvo de aluminio con doble vinil tanto superior como inferior y en ambas caras del panel.</text:span></text:span></text:p>
      <text:p text:style-name="P5"><text:span text:style-name="apple-style-span"><text:span text:style-name="T19">Los muros móviles sonoaislantes son fabricados en dimensiones y características exactas de la obra en cuestión por lo que una vez fabricados no pueden ser alterados en medidas tanto de claros como de alturas.</text:span></text:span></text:p>
      <text:p text:style-name="P5"><text:span text:style-name="apple-style-span"><text:span text:style-name="T19">Barrera sónica: el muro sonoaislante cumple con la función de evitar la transmisión del ruido entre salones, no así de la contaminación de ruido que se pudiera dar encima del plafón, por ello Acustimuros propone colocar dicha barrera sónica entre el lecho superior del riel y la loza o techumbre.</text:span></text:span></text:p>
      <text:p text:style-name="P10"><text:span text:style-name="apple-style-span"><text:span text:style-name="T19">La barrera sónica estará constituida por dos caras de tablaroca de 12.7 mm rellenas con lana mineral. Las juntas y uniones deberán estar perfectamente selladas y calafateadas y de esta manera evitar la transmisión de ruido por encima del plafón del recinto que se encuentra dividido</text:span></text:span></text:p>
      <text:p text:style-name="P10"><text:span text:style-name="apple-style-span"><text:span text:style-name="T19"/></text:span></text:p>
      <text:p text:style-name="P5"><text:span text:style-name="apple-style-span"><text:span text:style-name="T19"/></text:span></text:p>
      <text:p text:style-name="P16"><text:span text:style-name="apple-style-span"><text:span text:style-name="T27">Acustiflex 1050 </text:span></text:span></text:p>
      <text:p text:style-name="P5"><text:span text:style-name="apple-style-span"><text:span text:style-name="T19">Nace con la necesidad de ofrecer una alternativa económica con la misma calidad en el sistema de sellado, traslado y funcionamiento para la división de los espacios. El modelo 1050 funciona igual que el 1100 así como el sistema de rieles, soportería y transportadores.</text:span></text:span></text:p>
      <text:p text:style-name="P5"><text:span text:style-name="apple-style-span"><text:span text:style-name="T19">Características: El panel Acustiflex modelo 1050 está formado por un armazón de acero tubular calibre 18 protegido con pintura anticorrosiva rígidamente soldado y ensamblado con travesaños a cada 60 cm por ambos lados; tal como lo es el frame del modelo 1100, sin embargo, las paredes de dicho panel están formadas con aglomerado nacional de 12 mm y una capa de tres pulgadas de lana mineral para lograr una barrera efectiva al sonido de entre 40 y 45 dB dependiendo de los acabados del salón que se vaya a dividir. El sistema de sello de cada panel se logra mediante un par de lengüetas retráctiles superior e inferior accionadas por una barra y resortes de empuje que se accionan en el canto del panel con un maneral de una forma simple y práctica, mismo caso que el modelo 1100 y el área de contacto entre paneles (ensamblado) se logra mediante un machimbre de PVC profundo coadyuvando por un lado el sellado para impedir el paso de sonido y darle rigidez al conjunto de paneles que conforman el muro, cabe mencionar que el color de esta montura de paneles es color negro. El acabado del muro es en tela tramada 100% acrílica y debajo de esta lleva una capa de hule espuma (peeler) de 3 mm para ayudar al aislamiento acústico así como darle un aspecto abullonado a la cara del panel (Norma ASTM-E84), por último lleva un guardapolvo de aluminio con doble vinil tanto superior como inferior y en ambas caras del panel. Los muros móviles sonoaislantes son fabricados en dimensiones y características exactas de la obra en cuestión por lo que una vez fabricados no pueden ser alterados en medidas tanto de claros como de alturas.</text:span></text:span></text:p>
      <text:p text:style-name="P12"><text:span text:style-name="apple-style-span"><text:span text:style-name="T21"/></text:span></text:p>
      <text:p text:style-name="P6"><text:span text:style-name="apple-style-span"><text:span text:style-name="T24">1050</text:span></text:span></text:p>
      <text:p text:style-name="P14"><text:span text:style-name="T19">Está formado por un armazón de acero tubular calibre 18 protegido con pintura anticorrosiva, soldado y ensamblado con travesaños a 60 cm por ambos lados; tal como lo es el frame del modelo 1100, sin embargo, las paredes de dicho panel están formadas con aglomerado nacional de 12 mm y una capa de tres pulgadas de lana mineral para lograr una barrera efectiva al sonido de entre 40 y 45 dB. Esto permite un bajo costo en su producción con un acabo de alta calidad en</text:span><text:span text:style-name="apple-style-span"><text:span text:style-name="T19"> tela tramada 100% acrílica. </text:span></text:span></text:p>
      <text:p text:style-name="P15"/>
      <text:p text:style-name="P7">1100</text:p>
      <text:p text:style-name="P5"><text:span text:style-name="apple-style-span"><text:span text:style-name="T19">Está formado por un armazón de acero tubular calibre 18 protegido con pintura anticorrosiva soldado y ensamblado con travesaños a 60 cm por ambos lados. Las paredes están formadas con MDF de 1/2" importado y una capa de 3” de lana mineral para lograr una barrera efectiva al sonido de entre 46 y 48 dB dependiendo de los acabados del salón. El sistema de sello se acciona en el canto del panel con un maneral de una forma simple y práctica. El acabado es de tela tramada 100% acrílica.</text:span></text:span></text:p>
      <text:p text:style-name="P12"><text:span text:style-name="apple-style-span"><text:span text:style-name="T21"/></text:span></text:p>
      <text:p text:style-name="P6"><text:span text:style-name="apple-style-span"><text:span text:style-name="T24">850</text:span></text:span></text:p>
      <text:p text:style-name="P13"><text:span text:style-name="apple-style-span"><text:span text:style-name="T19">El panel portable 850 o desmontable es un producto de bajo nivel de aislamiento acústico e ideal para una altura entre 2.4 m a 3 m y que cumple con las necesidades de dividir áreas para pequeñas reuniones, salas de juntas, cubículos de exhibición, formación de ingresos o creación de pasillos a un recinto de gran capacidad entre otras. Este modelo requiere un solo riel de montado sin necesidad de un riel adicional para el traslado y guardado de los módulos que conforman el muro. </text:span></text:span></text:p>
      <text:p text:style-name="P9">1000</text:p>
      <text:p text:style-name="P8">Metalmovil 1000 es un producto el cual tiene como característica principal la división física de salones y espacios sin interferir con la visibilidad ni formar una barrera sónica. Este panel funciona con un sistema de suspensión, mecanismo de sellos y machimbre entre paneles. <text:s/>El Metalmovil 1000 está conformado por una lámina de acero al carbón con orificios de 1/8” permitiendo así la perfecta visión entre las áreas dividid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er"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Paragraph_20_Font" style:display-name="Default Paragraph Font" style:family="text"/>
    <style:style style:name="apple-style-span"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24T21:36:06.40</meta:creation-date>
    <meta:document-statistic meta:table-count="0" meta:image-count="0" meta:object-count="0" meta:page-count="5" meta:paragraph-count="34" meta:word-count="1802" meta:character-count="10491"/>
    <dc:date>2012-07-24T22:47:48.39</dc:date>
    <meta:editing-duration>PT00H01M34S</meta:editing-duration>
    <meta:editing-cycles>1</meta:editing-cycles>
    <meta:generator>IBM_Lotus_Symphony/3.0$Win32 OpenOffice.org_project/310m11$Build-9399</meta:generator>
  </office:meta>
</office:document-meta>
</file>